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cm" draw:marker-start-width="0.375cm" draw:marker-end-width="0.375cm" draw:textarea-horizontal-align="justify" draw:textarea-vertical-align="top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a9c4eb" draw:textarea-horizontal-align="justify" draw:textarea-vertical-align="top" draw:auto-grow-height="false"/>
    </style:style>
    <style:style style:name="gr6" style:family="graphic" style:parent-style-name="standard">
      <style:graphic-properties draw:fill="solid" draw:fill-color="#d4e1f5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e599" draw:textarea-horizontal-align="justify" draw:textarea-vertical-align="top" draw:auto-grow-height="false"/>
    </style:style>
    <style:style style:name="gr8" style:family="graphic" style:parent-style-name="standard">
      <style:graphic-properties draw:fill="solid" draw:fill-color="#fff4c3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da2be" draw:textarea-horizontal-align="justify" draw:textarea-vertical-align="top" draw:auto-grow-height="false"/>
    </style:style>
    <style:style style:name="gr10" style:family="graphic" style:parent-style-name="standard">
      <style:graphic-properties draw:fill="solid" draw:fill-color="#e1d5e7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4cm" svg:height="11cm" svg:x="8cm" svg:y="2.5cm">
          <text:p text:style-name="P1">Node-specific components</text:p>
          <draw:enhanced-geometry svg:viewBox="0 0 21600 21600" draw:path-stretchpoint-x="10800" draw:path-stretchpoint-y="10800" draw:text-areas="?f3 ?f4 ?f5 ?f6" draw:type="round-rectangle" draw:modifiers="1190.972288353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s" svg:x1="6.5cm" svg:y1="8.5cm" svg:x2="8.5cm" svg:y2="8.5cm" draw:start-shape="id1" draw:end-shape="id2" draw:end-glue-point="3" svg:d="M6500 8500h502 997 501" svg:viewBox="0 0 2001 1">
          <text:p/>
        </draw:connector>
        <draw:custom-shape draw:style-name="gr3" draw:text-style-name="P1" draw:layer="layout" svg:width="1cm" svg:height="2cm" svg:x="3cm" svg:y="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layer="layout" svg:width="2.221cm" svg:height="0.962cm" svg:x="4cm" svg:y="2.538cm">
          <draw:text-box>
            <text:p>Query</text:p>
          </draw:text-box>
        </draw:frame>
        <draw:custom-shape draw:style-name="gr5" draw:text-style-name="P1" draw:layer="layout" svg:width="6cm" svg:height="9.5cm" svg:x="1cm" svg:y="4cm">
          <text:p text:style-name="P1">Java VAMDC-TAP</text:p>
          <draw:enhanced-geometry svg:viewBox="0 0 21600 21600" draw:path-stretchpoint-x="10800" draw:path-stretchpoint-y="10800" draw:text-areas="?f3 ?f4 ?f5 ?f6" draw:type="round-rectangle" draw:modifiers="1994.69187420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8" draw:id="id8" draw:layer="layout" svg:width="5.5cm" svg:height="1.5cm" svg:x="1cm" svg:y="5.5cm">
          <text:p text:style-name="P1">Initializ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5.5cm" svg:height="2cm" svg:x="1cm" svg:y="7.5cm">
          <text:p text:style-name="P1">Query par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5cm" svg:height="8cm" svg:x="8.5cm" svg:y="4cm">
          <text:p text:style-name="P1">Node plugin</text:p>
          <draw:enhanced-geometry svg:viewBox="0 0 21600 21600" draw:path-stretchpoint-x="10800" draw:path-stretchpoint-y="10800" draw:text-areas="?f3 ?f4 ?f5 ?f6" draw:type="round-rectangle" draw:modifiers="1994.69187420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2" draw:id="id2" draw:layer="layout" svg:width="5.5cm" svg:height="2cm" svg:x="8.5cm" svg:y="7.5cm">
          <text:p text:style-name="P1">Query mapp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5.5cm" svg:height="8cm" svg:x="15.5cm" svg:y="4cm">
          <text:p text:style-name="P1">Node database</text:p>
          <draw:enhanced-geometry svg:viewBox="0 0 21600 21600" draw:path-stretchpoint-x="10800" draw:path-stretchpoint-y="10800" draw:text-areas="?f3 ?f4 ?f5 ?f6" draw:type="round-rectangle" draw:modifiers="1806.217051445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5" draw:id="id5" draw:layer="layout" svg:width="5.5cm" svg:height="1.5cm" svg:x="8.5cm" svg:y="10cm">
          <text:p text:style-name="P1">XSAMS objec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4" draw:id="id4" draw:layer="layout" svg:width="5.5cm" svg:height="1.5cm" svg:x="15.5cm" svg:y="10cm">
          <text:p text:style-name="P1">Table objec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7" draw:id="id7" draw:layer="layout" svg:width="5.5cm" svg:height="1.5cm" svg:x="8.5cm" svg:y="5.5cm">
          <text:p text:style-name="P1">Restrictab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3" draw:id="id3" draw:layer="layout" svg:width="5.5cm" svg:height="1.526cm" svg:x="15.5cm" svg:y="7.749cm">
          <text:p text:style-name="P1">Query executio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s" svg:x1="14cm" svg:y1="8.5cm" svg:x2="15.5cm" svg:y2="8.512cm" draw:start-shape="id2" draw:start-glue-point="1" draw:end-shape="id3" draw:end-glue-point="3" svg:d="M14000 8500h502l497 12h501" svg:viewBox="0 0 1501 13">
          <text:p/>
        </draw:connector>
        <draw:connector draw:style-name="gr2" draw:text-style-name="P1" draw:layer="layout" draw:type="lines" svg:x1="15.5cm" svg:y1="10.75cm" svg:x2="14cm" svg:y2="10.75cm" draw:start-shape="id4" draw:start-glue-point="3" draw:end-shape="id5" draw:end-glue-point="1" svg:d="M15500 10750h-501-497-502" svg:viewBox="0 0 1501 1">
          <text:p/>
        </draw:connector>
        <draw:custom-shape draw:style-name="gr6" draw:text-style-name="P1" xml:id="id6" draw:id="id6" draw:layer="layout" svg:width="5.5cm" svg:height="1.5cm" svg:x="1cm" svg:y="10cm">
          <text:p text:style-name="P1">XSAMS assemb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s" draw:line-skew="0.001cm" svg:x1="8.5cm" svg:y1="10.75cm" svg:x2="6.5cm" svg:y2="10.75cm" draw:start-shape="id5" draw:start-glue-point="3" draw:end-shape="id6" svg:d="M8500 10750h-500-998-502" svg:viewBox="0 0 2001 1">
          <text:p/>
        </draw:connector>
        <draw:custom-shape draw:style-name="gr6" draw:text-style-name="P1" xml:id="id9" draw:id="id9" draw:layer="layout" svg:width="5.5cm" svg:height="1.5cm" svg:x="1cm" svg:y="11.5cm">
          <text:p text:style-name="P1">Response metri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cm" svg:height="2cm" svg:x="3.149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layer="layout" svg:width="3.351cm" svg:height="0.962cm" svg:x="4.149cm" svg:y="14cm">
          <draw:text-box>
            <text:p>Response</text:p>
          </draw:text-box>
        </draw:frame>
        <draw:frame draw:style-name="gr4" draw:text-style-name="P2" draw:layer="layout" svg:width="4.604cm" svg:height="0.725cm" svg:x="1.5cm" svg:y="12.888cm">
          <draw:text-box>
            <text:p><text:span text:style-name="T1">vamdctap-webservice</text:span></text:p>
          </draw:text-box>
        </draw:frame>
        <draw:frame draw:style-name="gr4" draw:text-style-name="P2" draw:layer="layout" svg:width="4.32cm" svg:height="0.725cm" draw:transform="rotate (1.5707963267949) translate (6.275cm 10.5cm)">
          <draw:text-box>
            <text:p><text:span text:style-name="T1">vamdctap-interfaces</text:span></text:p>
          </draw:text-box>
        </draw:frame>
        <draw:connector draw:style-name="gr2" draw:text-style-name="P1" draw:layer="layout" draw:type="lines" svg:x1="8.5cm" svg:y1="6.25cm" svg:x2="6.5cm" svg:y2="6.25cm" draw:start-shape="id7" draw:start-glue-point="3" draw:end-shape="id8" svg:d="M8500 6250h-501-997-502" svg:viewBox="0 0 2001 1">
          <text:p/>
        </draw:connector>
        <draw:frame draw:style-name="gr4" draw:text-style-name="P2" draw:layer="layout" svg:width="6.34cm" svg:height="0.725cm" svg:x="15.16cm" svg:y="14cm">
          <draw:text-box>
            <text:p><text:span text:style-name="T1">(vamdctap-library components)</text:span></text:p>
          </draw:text-box>
        </draw:frame>
        <draw:frame draw:style-name="gr4" draw:text-style-name="P2" draw:layer="layout" svg:width="4.744cm" svg:height="0.725cm" svg:x="1.5cm" svg:y="8.775cm">
          <draw:text-box>
            <text:p><text:span text:style-name="T1">vamdctap-queryparser</text:span></text:p>
          </draw:text-box>
        </draw:frame>
        <draw:frame draw:style-name="gr11" draw:text-style-name="P2" draw:layer="layout" svg:width="4.977cm" svg:height="0.725cm" svg:x="8.756cm" svg:y="8.915cm">
          <draw:text-box>
            <text:p><text:span text:style-name="T1">vamdctap-querymapper</text:span></text:p>
          </draw:text-box>
        </draw:frame>
        <draw:frame draw:style-name="gr11" draw:text-style-name="P2" draw:layer="layout" svg:width="3.766cm" svg:height="0.725cm" svg:x="16.234cm" svg:y="6cm">
          <draw:text-box>
            <text:p><text:span text:style-name="T1">Apache Cayenne</text:span></text:p>
          </draw:text-box>
        </draw:frame>
        <draw:connector draw:style-name="gr12" draw:text-style-name="P1" draw:layer="layout" svg:x1="21cm" svg:y1="8.512cm" svg:x2="6.5cm" svg:y2="12.25cm" draw:start-shape="id3" draw:start-glue-point="1" draw:end-shape="id9" draw:end-glue-point="1" svg:d="M21000 8512h502v3738h-15002" svg:viewBox="0 0 15003 37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0-17T17:28:49</meta:creation-date>
    <dc:date>2015-10-08T16:07:05.139824158</dc:date>
    <meta:editing-duration>PT1H47S</meta:editing-duration>
    <meta:editing-cycles>5</meta:editing-cycles>
    <meta:generator>LibreOffice/4.2.5.2$Linux_X86_64 LibreOffice_project/420m0$Build-2</meta:generator>
    <meta:document-statistic meta:object-count="29"/>
  </office:meta>
</office:document-meta>
</file>